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color="#ff0000" draw:fill="none"/>
    </style:style>
    <style:style style:name="gr2" style:family="graphic" style:parent-style-name="objectwithoutfill">
      <style:graphic-properties svg:stroke-color="#ff0000" draw:fill="none" draw:textarea-horizontal-align="center" draw:textarea-vertical-align="middle"/>
    </style:style>
    <style:style style:name="gr3" style:family="graphic" style:parent-style-name="standard">
      <style:graphic-properties draw:stroke="solid" svg:stroke-width="0.01cm" svg:stroke-color="#ff0000" draw:marker-start-width="0.163cm" draw:marker-end-width="0.163cm" draw:stroke-linejoin="miter" draw:fill="none" draw:fill-color="#179bd8" fo:padding-top="-0.012cm" fo:padding-bottom="-0.012cm" fo:padding-left="-0.012cm" fo:padding-right="-0.012cm"/>
    </style:style>
    <style:style style:name="gr4"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objectwithoutfill">
      <style:graphic-properties draw:stroke="solid" svg:stroke-width="0cm" svg:stroke-color="#ff0000" draw:marker-start-width="0.2cm" draw:marker-end-width="0.2cm" draw:fill="none" draw:textarea-vertical-align="middle" fo:padding-top="0.125cm" fo:padding-bottom="0.125cm" fo:padding-left="0.25cm" fo:padding-right="0.25cm"/>
    </style:style>
    <style:style style:name="gr14"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graphic-properties draw:stroke="solid" svg:stroke-width="0.01cm" svg:stroke-color="#000000" draw:marker-start-width="0.163cm" draw:marker-end-width="0.163cm" draw:stroke-linejoin="miter" draw:fill="none" draw:fill-color="#179bd8" fo:padding-top="-0.012cm" fo:padding-bottom="-0.012cm" fo:padding-left="-0.012cm" fo:padding-right="-0.012cm"/>
    </style:style>
    <style:style style:name="gr42" style:family="graphic" style:parent-style-name="standard" style:list-style-name="L1">
      <style:graphic-properties draw:stroke="solid" draw:stroke-dash="Dash_20_1" svg:stroke-width="0cm" svg:stroke-color="#00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_20_1" svg:stroke-width="0cm" svg:stroke-color="#00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_20_1" svg:stroke-width="0cm" svg:stroke-color="#00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_20_1" svg:stroke-width="0cm" svg:stroke-color="#00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_20_1" svg:stroke-width="0cm" svg:stroke-color="#00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_20_1" svg:stroke-width="0cm" svg:stroke-color="#00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_20_1" svg:stroke-width="0cm" svg:stroke-color="#00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_20_1" svg:stroke-width="0cm" svg:stroke-color="#00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_20_1" svg:stroke-width="0cm" svg:stroke-color="#00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graphic-properties draw:stroke="solid" svg:stroke-width="0cm" svg:stroke-color="#000000" draw:marker-start-width="0.2cm" draw:marker-end-width="0.2cm" draw:fill="none" draw:textarea-vertical-align="middle" fo:padding-top="0.125cm" fo:padding-bottom="0.125cm" fo:padding-left="0.25cm" fo:padding-right="0.25cm"/>
    </style:style>
    <style:style style:name="P1" style:family="paragraph">
      <style:paragraph-properties fo:text-align="center"/>
    </style:style>
    <style:style style:name="P2"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FR"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8pt" style:language-asian="zh" style:country-asian="CN" style:font-style-asian="normal" style:font-weight-asian="normal"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5.999cm" svg:height="5.999cm" svg:x="6cm" svg:y="10cm" svg:viewBox="0 0 6000 6000" draw:points="4800,301 4800,0 3601,0 3601,301 2400,301 2400,0 1201,0 1201,301 301,301 301,1201 0,1201 0,2401 301,2401 301,3601 0,3601 0,4801 301,4801 301,5701 1201,5701 1201,6000 2400,6000 2400,5701 3601,5701 3601,6000 4800,6000 4800,5701 5701,5701 5701,4801 6000,4801 6000,3601 5701,3601 5701,2401 6000,2401 6000,1201 5701,1201 5701,301">
          <text:p/>
        </draw:polygon>
        <draw:polygon draw:style-name="gr1" draw:layer="layout" svg:width="5.999cm" svg:height="10cm" svg:x="0cm" svg:y="0cm" svg:viewBox="0 0 6000 10001" draw:points="4800,0 4800,301 3601,301 3601,0 2400,0 2400,301 1201,301 1201,0 0,0 0,1112 301,1112 301,2223 0,2223 0,3334 301,3334 301,4445 0,4445 0,5556 301,5556 301,6667 0,6667 0,7778 301,7778 301,8889 0,8889 0,10001 1201,10001 1201,9700 2400,9700 2400,10001 3601,10001 3601,9700 4800,9700 4800,10001 5701,10001 5701,8889 6000,8889 6000,7778 5701,7778 5701,6667 6000,6667 6000,5556 5701,5556 5701,4445 6000,4445 6000,3334 5701,3334 5701,2223 6000,2223 6000,1112 5701,1112 5701,0">
          <text:p/>
        </draw:polygon>
        <draw:line draw:style-name="gr2" draw:text-style-name="P1" draw:layer="layout" svg:x1="0.001cm" svg:y1="0.301cm" svg:x2="5.701cm" svg:y2="0.301cm">
          <text:p/>
        </draw:line>
        <draw:g>
          <draw:path draw:style-name="gr3" draw:layer="layout" svg:width="3.866cm" svg:height="3.943cm" svg:x="1.1cm" svg:y="2.4cm" svg:viewBox="0 0 3867 3944" svg:d="m1914 0c-945 0-1733 642-1914 1495h787c162-441 601-756 1117-756 653 0 1182 506 1182 1130s-529 1131-1182 1131c-517 0-956-317-1118-758h-67-718c0 0 0 138 0 936s718 766 718 766v-601c330 245 745 391 1195 391 1079 0 1953-836 1953-1867s-874-1867-1953-1867z">
            <text:p/>
          </draw:path>
          <draw:g>
            <draw:path draw:style-name="gr4" draw:text-style-name="P2" draw:layer="layout" svg:width="0.455cm" svg:height="0.401cm" svg:x="1.136cm" svg:y="6.724cm" svg:viewBox="0 0 456 402" svg:d="m244 253v-66h212v155c-20 16-51 30-89 42-40 12-79 18-120 18-50 0-95-8-133-25s-66-41-85-73-29-67-29-104c0-41 11-76 32-108 21-31 52-56 93-73 32-13 71-19 117-19 61 0 108 10 142 30s56 49 65 85l-97 14c-7-19-20-34-39-45-18-11-43-17-71-17-43 0-77 11-103 32-25 22-37 55-37 98 0 46 12 81 38 104 25 22 60 35 101 35 21 0 41-4 62-10s39-15 54-24v-49">
              <text:p/>
            </draw:path>
            <draw:polyline draw:style-name="gr5" draw:text-style-name="P2" draw:layer="layout" svg:width="0.437cm" svg:height="0.388cm" svg:x="1.682cm" svg:y="6.731cm" svg:viewBox="0 0 438 389" draw:points="0,389 0,0 207,0 244,1 275,3 288,5 301,6 311,8 321,11 329,14 338,17 345,20 353,25 360,30 366,35 372,41 377,48 383,55 387,61 390,69 393,77 395,84 398,93 399,101 399,109 398,120 398,125 397,130 395,135 394,140 392,144 391,149 389,153 386,158 383,162 380,166 377,170 374,174 367,181 363,185 358,188 348,194 338,200 326,205 313,209 301,213 285,216 270,218 285,225 292,229 299,233 305,237 311,241 317,246 323,250 328,255 334,260 347,275 362,292 379,313 438,389 321,389 250,304 217,268 206,255 201,250 197,247 194,244 191,242 187,240 183,238 179,235 176,234 172,232 168,232 164,230 159,229 154,228 148,228 134,227 118,227 99,227 99,389">
              <text:p/>
            </draw:polyline>
            <draw:polyline draw:style-name="gr6" draw:text-style-name="P2" draw:layer="layout" svg:width="0.198cm" svg:height="0.098cm" svg:x="1.781cm" svg:y="6.796cm" svg:viewBox="0 0 199 99" draw:points="0,99 73,99 105,99 131,98 149,96 156,95 161,94 165,93 169,91 173,90 177,87 181,86 184,83 187,80 189,77 191,74 193,71 195,68 197,65 197,61 198,57 199,53 199,49 199,44 198,39 197,37 197,35 197,33 196,31 194,29 194,27 193,25 191,24 190,21 189,20 187,18 185,17 182,14 178,11 175,9 170,7 165,5 160,4 155,2 149,2 140,1 124,1 77,0 0,0">
              <text:p/>
            </draw:polyline>
            <draw:polyline draw:style-name="gr7" draw:text-style-name="P2" draw:layer="layout" svg:width="0.37cm" svg:height="0.388cm" svg:x="2.174cm" svg:y="6.731cm" svg:viewBox="0 0 371 389" draw:points="0,389 0,0 361,0 361,66 99,66 99,153 343,153 343,218 99,218 99,323 371,323 371,389 0,389">
              <text:p/>
            </draw:polyline>
            <draw:polyline draw:style-name="gr8" draw:text-style-name="P2" draw:layer="layout" svg:width="0.386cm" svg:height="0.388cm" svg:x="2.63cm" svg:y="6.731cm" svg:viewBox="0 0 387 389" draw:points="0,389 0,0 96,0 295,260 295,0 387,0 387,389 288,389 91,135 91,389 0,389">
              <text:p/>
            </draw:polyline>
            <draw:path draw:style-name="gr9" draw:text-style-name="P2" draw:layer="layout" svg:width="0.472cm" svg:height="0.401cm" svg:x="3.102cm" svg:y="6.724cm" svg:viewBox="0 0 473 402" svg:d="m0 203c0-39 8-72 22-99 11-20 27-38 46-53 19-16 40-28 63-36 30-10 65-15 105-15 71 0 129 18 172 53 44 36 65 85 65 149 0 63-21 111-64 147s-100 53-172 53-130-17-172-53c-44-35-65-83-65-146m102-2c0 44 12 78 38 100 25 23 57 35 97 35s71-12 96-35 38-56 38-101c0-44-12-78-36-100-25-22-58-33-98-33s-73 11-98 34c-25 21-37 55-37 100">
              <text:p/>
            </draw:path>
            <draw:path draw:style-name="gr10" draw:text-style-name="P2" draw:layer="layout" svg:width="0.407cm" svg:height="0.388cm" svg:x="3.651cm" svg:y="6.731cm" svg:viewBox="0 0 408 389" svg:d="m0 0h195c39 0 67 2 86 4s36 7 51 16 28 19 38 32 14 29 14 46c0 18-6 35-18 50s-29 27-50 34c29 7 53 19 68 36 17 17 24 36 24 58 0 18-5 35-16 52-9 17-23 30-41 40s-40 16-66 18c-16 2-57 3-119 3h-166m99-324v90h64c38 0 62-1 72-2 16-1 29-6 39-13s14-19 14-31-3-22-12-29-20-12-37-14c-10-1-38-1-84-1m-56 154v104h91c35 0 57 0 67-2 15-1 27-8 36-15s14-20 14-33c0-12-3-22-11-30s-17-14-31-18-42-6-87-6">
              <text:p/>
            </draw:path>
            <draw:polyline draw:style-name="gr11" draw:text-style-name="P2" draw:layer="layout" svg:width="0.342cm" svg:height="0.385cm" svg:x="4.146cm" svg:y="6.734cm" svg:viewBox="0 0 343 386" draw:points="0,386 0,0 99,0 99,320 343,320 343,386 0,386">
              <text:p/>
            </draw:polyline>
            <draw:polyline draw:style-name="gr12" draw:text-style-name="P2" draw:layer="layout" svg:width="0.37cm" svg:height="0.388cm" svg:x="4.56cm" svg:y="6.731cm" svg:viewBox="0 0 371 389" draw:points="0,389 0,0 361,0 361,66 99,66 99,153 343,153 343,218 99,218 99,323 371,323 371,389 0,389">
              <text:p/>
            </draw:polyline>
            <draw:line draw:style-name="gr13" draw:text-style-name="P1" draw:layer="layout" svg:x1="1.782cm" svg:y1="6.797cm" svg:x2="1.782cm" svg:y2="6.896cm">
              <text:p/>
            </draw:line>
            <draw:line draw:style-name="gr13" draw:text-style-name="P1" draw:layer="layout" svg:x1="1.683cm" svg:y1="7.12cm" svg:x2="1.782cm" svg:y2="7.12cm">
              <text:p/>
            </draw:line>
            <draw:line draw:style-name="gr13" draw:text-style-name="P1" draw:layer="layout" svg:x1="1.379cm" svg:y1="6.977cm" svg:x2="1.492cm" svg:y2="6.977cm">
              <text:p/>
            </draw:line>
            <draw:line draw:style-name="gr13" draw:text-style-name="P1" draw:layer="layout" svg:x1="3.652cm" svg:y1="6.726cm" svg:x2="3.652cm" svg:y2="7.121cm">
              <text:p/>
            </draw:line>
            <draw:line draw:style-name="gr13" draw:text-style-name="P1" draw:layer="layout" svg:x1="3.751cm" svg:y1="6.795cm" svg:x2="3.807cm" svg:y2="6.795cm">
              <text:p/>
            </draw:line>
            <draw:line draw:style-name="gr13" draw:text-style-name="P1" draw:layer="layout" svg:x1="3.751cm" svg:y1="6.795cm" svg:x2="3.807cm" svg:y2="6.795cm">
              <text:p/>
            </draw:line>
            <draw:line draw:style-name="gr13" draw:text-style-name="P1" draw:layer="layout" svg:x1="3.75cm" svg:y1="6.95cm" svg:x2="3.834cm" svg:y2="6.95cm">
              <text:p/>
            </draw:line>
          </draw:g>
        </draw:g>
        <draw:polygon draw:style-name="gr1" draw:layer="layout" svg:width="5.999cm" svg:height="10cm" svg:x="6cm" svg:y="0.001cm" svg:viewBox="0 0 6000 10001" draw:points="4800,0 4800,301 3601,301 3601,0 2400,0 2400,301 1201,301 1201,0 0,0 0,1112 301,1112 301,2223 0,2223 0,3334 301,3334 301,4445 0,4445 0,5556 301,5556 301,6667 0,6667 0,7778 301,7778 301,8889 0,8889 0,10001 1201,10001 1201,9700 2400,9700 2400,10001 3601,10001 3601,9700 4800,9700 4800,10001 5701,10001 5701,8889 6000,8889 6000,7778 5701,7778 5701,6667 6000,6667 6000,5556 5701,5556 5701,4445 6000,4445 6000,3334 5701,3334 5701,2223 6000,2223 6000,1112 5701,1112 5701,0">
          <text:p/>
        </draw:polygon>
        <draw:line draw:style-name="gr2" draw:text-style-name="P1" draw:layer="layout" svg:x1="6.001cm" svg:y1="0.302cm" svg:x2="11.701cm" svg:y2="0.302cm">
          <text:p/>
        </draw:line>
        <draw:g>
          <draw:path draw:style-name="gr3" draw:layer="layout" svg:width="3.866cm" svg:height="3.943cm" svg:x="7.1cm" svg:y="2.401cm" svg:viewBox="0 0 3867 3944" svg:d="m1914 0c-945 0-1733 642-1914 1495h787c162-441 601-756 1117-756 653 0 1182 506 1182 1130s-529 1131-1182 1131c-517 0-956-317-1118-758h-67-718c0 0 0 138 0 936s718 766 718 766v-601c330 245 745 391 1195 391 1079 0 1953-836 1953-1867s-874-1867-1953-1867z">
            <text:p/>
          </draw:path>
          <draw:g>
            <draw:path draw:style-name="gr14" draw:text-style-name="P2" draw:layer="layout" svg:width="0.455cm" svg:height="0.401cm" svg:x="7.136cm" svg:y="6.725cm" svg:viewBox="0 0 456 402" svg:d="m244 253v-66h212v155c-20 16-51 30-89 42-40 12-79 18-120 18-50 0-95-8-133-25s-66-41-85-73-29-67-29-104c0-41 11-76 32-108 21-31 52-56 93-73 32-13 71-19 117-19 61 0 108 10 142 30s56 49 65 85l-97 14c-7-19-20-34-39-45-18-11-43-17-71-17-43 0-77 11-103 32-25 22-37 55-37 98 0 46 12 81 38 104 25 22 60 35 101 35 21 0 41-4 62-10s39-15 54-24v-49">
              <text:p/>
            </draw:path>
            <draw:polyline draw:style-name="gr15" draw:text-style-name="P2" draw:layer="layout" svg:width="0.437cm" svg:height="0.388cm" svg:x="7.682cm" svg:y="6.732cm" svg:viewBox="0 0 438 389" draw:points="0,389 0,0 207,0 244,1 275,3 288,5 301,6 311,8 321,11 329,14 338,17 345,20 353,25 360,30 366,35 372,41 377,48 383,55 387,61 390,69 393,77 395,84 398,93 399,101 399,109 398,120 398,125 397,130 395,135 394,140 392,144 391,149 389,153 386,158 383,162 380,166 377,170 374,174 367,181 363,185 358,188 348,194 338,200 326,205 313,209 301,213 285,216 270,218 285,225 292,229 299,233 305,237 311,241 317,246 323,250 328,255 334,260 347,275 362,292 379,313 438,389 321,389 250,304 217,268 206,255 201,250 197,247 194,244 191,242 187,240 183,238 179,235 176,234 172,232 168,232 164,230 159,229 154,228 148,228 134,227 118,227 99,227 99,389">
              <text:p/>
            </draw:polyline>
            <draw:polyline draw:style-name="gr16" draw:text-style-name="P2" draw:layer="layout" svg:width="0.198cm" svg:height="0.098cm" svg:x="7.781cm" svg:y="6.797cm" svg:viewBox="0 0 199 99" draw:points="0,99 73,99 105,99 131,98 149,96 156,95 161,94 165,93 169,91 173,90 177,87 181,86 184,83 187,80 189,77 191,74 193,71 195,68 197,65 197,61 198,57 199,53 199,49 199,44 198,39 197,37 197,35 197,33 196,31 194,29 194,27 193,25 191,24 190,21 189,20 187,18 185,17 182,14 178,11 175,9 170,7 165,5 160,4 155,2 149,2 140,1 124,1 77,0 0,0">
              <text:p/>
            </draw:polyline>
            <draw:polyline draw:style-name="gr17" draw:text-style-name="P2" draw:layer="layout" svg:width="0.37cm" svg:height="0.388cm" svg:x="8.174cm" svg:y="6.732cm" svg:viewBox="0 0 371 389" draw:points="0,389 0,0 361,0 361,66 99,66 99,153 343,153 343,218 99,218 99,323 371,323 371,389 0,389">
              <text:p/>
            </draw:polyline>
            <draw:polyline draw:style-name="gr18" draw:text-style-name="P2" draw:layer="layout" svg:width="0.386cm" svg:height="0.388cm" svg:x="8.63cm" svg:y="6.732cm" svg:viewBox="0 0 387 389" draw:points="0,389 0,0 96,0 295,260 295,0 387,0 387,389 288,389 91,135 91,389 0,389">
              <text:p/>
            </draw:polyline>
            <draw:path draw:style-name="gr19" draw:text-style-name="P2" draw:layer="layout" svg:width="0.472cm" svg:height="0.401cm" svg:x="9.102cm" svg:y="6.725cm" svg:viewBox="0 0 473 402" svg:d="m0 203c0-39 8-72 22-99 11-20 27-38 46-53 19-16 40-28 63-36 30-10 65-15 105-15 71 0 129 18 172 53 44 36 65 85 65 149 0 63-21 111-64 147s-100 53-172 53-130-17-172-53c-44-35-65-83-65-146m102-2c0 44 12 78 38 100 25 23 57 35 97 35s71-12 96-35 38-56 38-101c0-44-12-78-36-100-25-22-58-33-98-33s-73 11-98 34c-25 21-37 55-37 100">
              <text:p/>
            </draw:path>
            <draw:path draw:style-name="gr20" draw:text-style-name="P2" draw:layer="layout" svg:width="0.407cm" svg:height="0.388cm" svg:x="9.651cm" svg:y="6.732cm" svg:viewBox="0 0 408 389" svg:d="m0 0h195c39 0 67 2 86 4s36 7 51 16 28 19 38 32 14 29 14 46c0 18-6 35-18 50s-29 27-50 34c29 7 53 19 68 36 17 17 24 36 24 58 0 18-5 35-16 52-9 17-23 30-41 40s-40 16-66 18c-16 2-57 3-119 3h-166m99-324v90h64c38 0 62-1 72-2 16-1 29-6 39-13s14-19 14-31-3-22-12-29-20-12-37-14c-10-1-38-1-84-1m-56 154v104h91c35 0 57 0 67-2 15-1 27-8 36-15s14-20 14-33c0-12-3-22-11-30s-17-14-31-18-42-6-87-6">
              <text:p/>
            </draw:path>
            <draw:polyline draw:style-name="gr21" draw:text-style-name="P2" draw:layer="layout" svg:width="0.342cm" svg:height="0.385cm" svg:x="10.146cm" svg:y="6.735cm" svg:viewBox="0 0 343 386" draw:points="0,386 0,0 99,0 99,320 343,320 343,386 0,386">
              <text:p/>
            </draw:polyline>
            <draw:polyline draw:style-name="gr22" draw:text-style-name="P2" draw:layer="layout" svg:width="0.37cm" svg:height="0.388cm" svg:x="10.56cm" svg:y="6.732cm" svg:viewBox="0 0 371 389" draw:points="0,389 0,0 361,0 361,66 99,66 99,153 343,153 343,218 99,218 99,323 371,323 371,389 0,389">
              <text:p/>
            </draw:polyline>
            <draw:line draw:style-name="gr13" draw:text-style-name="P1" draw:layer="layout" svg:x1="7.782cm" svg:y1="6.798cm" svg:x2="7.782cm" svg:y2="6.897cm">
              <text:p/>
            </draw:line>
            <draw:line draw:style-name="gr13" draw:text-style-name="P1" draw:layer="layout" svg:x1="7.683cm" svg:y1="7.121cm" svg:x2="7.782cm" svg:y2="7.121cm">
              <text:p/>
            </draw:line>
            <draw:line draw:style-name="gr13" draw:text-style-name="P1" draw:layer="layout" svg:x1="7.379cm" svg:y1="6.978cm" svg:x2="7.492cm" svg:y2="6.978cm">
              <text:p/>
            </draw:line>
            <draw:line draw:style-name="gr13" draw:text-style-name="P1" draw:layer="layout" svg:x1="9.652cm" svg:y1="6.727cm" svg:x2="9.652cm" svg:y2="7.122cm">
              <text:p/>
            </draw:line>
            <draw:line draw:style-name="gr13" draw:text-style-name="P1" draw:layer="layout" svg:x1="9.751cm" svg:y1="6.796cm" svg:x2="9.807cm" svg:y2="6.796cm">
              <text:p/>
            </draw:line>
            <draw:line draw:style-name="gr13" draw:text-style-name="P1" draw:layer="layout" svg:x1="9.751cm" svg:y1="6.796cm" svg:x2="9.807cm" svg:y2="6.796cm">
              <text:p/>
            </draw:line>
            <draw:line draw:style-name="gr13" draw:text-style-name="P1" draw:layer="layout" svg:x1="9.75cm" svg:y1="6.951cm" svg:x2="9.834cm" svg:y2="6.951cm">
              <text:p/>
            </draw:line>
          </draw:g>
        </draw:g>
        <draw:polygon draw:style-name="gr1" draw:layer="layout" svg:width="5.999cm" svg:height="10cm" svg:x="12cm" svg:y="0.002cm" svg:viewBox="0 0 6000 10001" draw:points="4800,0 4800,301 3601,301 3601,0 2400,0 2400,301 1201,301 1201,0 0,0 0,1112 301,1112 301,2223 0,2223 0,3334 301,3334 301,4445 0,4445 0,5556 301,5556 301,6667 0,6667 0,7778 301,7778 301,8889 0,8889 0,10001 1201,10001 1201,9700 2400,9700 2400,10001 3601,10001 3601,9700 4800,9700 4800,10001 5701,10001 5701,8889 6000,8889 6000,7778 5701,7778 5701,6667 6000,6667 6000,5556 5701,5556 5701,4445 6000,4445 6000,3334 5701,3334 5701,2223 6000,2223 6000,1112 5701,1112 5701,0">
          <text:p/>
        </draw:polygon>
        <draw:line draw:style-name="gr2" draw:text-style-name="P1" draw:layer="layout" svg:x1="12.001cm" svg:y1="0.303cm" svg:x2="17.701cm" svg:y2="0.303cm">
          <text:p/>
        </draw:line>
        <draw:g>
          <draw:path draw:style-name="gr3" draw:layer="layout" svg:width="3.866cm" svg:height="3.943cm" svg:x="13.1cm" svg:y="2.402cm" svg:viewBox="0 0 3867 3944" svg:d="m1914 0c-945 0-1733 642-1914 1495h787c162-441 601-756 1117-756 653 0 1182 506 1182 1130s-529 1131-1182 1131c-517 0-956-317-1118-758h-67-718c0 0 0 138 0 936s718 766 718 766v-601c330 245 745 391 1195 391 1079 0 1953-836 1953-1867s-874-1867-1953-1867z">
            <text:p/>
          </draw:path>
          <draw:g>
            <draw:path draw:style-name="gr23" draw:text-style-name="P2" draw:layer="layout" svg:width="0.455cm" svg:height="0.401cm" svg:x="13.136cm" svg:y="6.726cm" svg:viewBox="0 0 456 402" svg:d="m244 253v-66h212v155c-20 16-51 30-89 42-40 12-79 18-120 18-50 0-95-8-133-25s-66-41-85-73-29-67-29-104c0-41 11-76 32-108 21-31 52-56 93-73 32-13 71-19 117-19 61 0 108 10 142 30s56 49 65 85l-97 14c-7-19-20-34-39-45-18-11-43-17-71-17-43 0-77 11-103 32-25 22-37 55-37 98 0 46 12 81 38 104 25 22 60 35 101 35 21 0 41-4 62-10s39-15 54-24v-49">
              <text:p/>
            </draw:path>
            <draw:polyline draw:style-name="gr24" draw:text-style-name="P2" draw:layer="layout" svg:width="0.437cm" svg:height="0.388cm" svg:x="13.682cm" svg:y="6.733cm" svg:viewBox="0 0 438 389" draw:points="0,389 0,0 207,0 244,1 275,3 288,5 301,6 311,8 321,11 329,14 338,17 345,20 353,25 360,30 366,35 372,41 377,48 383,55 387,61 390,69 393,77 395,84 398,93 399,101 399,109 398,120 398,125 397,130 395,135 394,140 392,144 391,149 389,153 386,158 383,162 380,166 377,170 374,174 367,181 363,185 358,188 348,194 338,200 326,205 313,209 301,213 285,216 270,218 285,225 292,229 299,233 305,237 311,241 317,246 323,250 328,255 334,260 347,275 362,292 379,313 438,389 321,389 250,304 217,268 206,255 201,250 197,247 194,244 191,242 187,240 183,238 179,235 176,234 172,232 168,232 164,230 159,229 154,228 148,228 134,227 118,227 99,227 99,389">
              <text:p/>
            </draw:polyline>
            <draw:polyline draw:style-name="gr25" draw:text-style-name="P2" draw:layer="layout" svg:width="0.198cm" svg:height="0.098cm" svg:x="13.781cm" svg:y="6.798cm" svg:viewBox="0 0 199 99" draw:points="0,99 73,99 105,99 131,98 149,96 156,95 161,94 165,93 169,91 173,90 177,87 181,86 184,83 187,80 189,77 191,74 193,71 195,68 197,65 197,61 198,57 199,53 199,49 199,44 198,39 197,37 197,35 197,33 196,31 194,29 194,27 193,25 191,24 190,21 189,20 187,18 185,17 182,14 178,11 175,9 170,7 165,5 160,4 155,2 149,2 140,1 124,1 77,0 0,0">
              <text:p/>
            </draw:polyline>
            <draw:polyline draw:style-name="gr26" draw:text-style-name="P2" draw:layer="layout" svg:width="0.37cm" svg:height="0.388cm" svg:x="14.174cm" svg:y="6.733cm" svg:viewBox="0 0 371 389" draw:points="0,389 0,0 361,0 361,66 99,66 99,153 343,153 343,218 99,218 99,323 371,323 371,389 0,389">
              <text:p/>
            </draw:polyline>
            <draw:polyline draw:style-name="gr27" draw:text-style-name="P2" draw:layer="layout" svg:width="0.386cm" svg:height="0.388cm" svg:x="14.63cm" svg:y="6.733cm" svg:viewBox="0 0 387 389" draw:points="0,389 0,0 96,0 295,260 295,0 387,0 387,389 288,389 91,135 91,389 0,389">
              <text:p/>
            </draw:polyline>
            <draw:path draw:style-name="gr28" draw:text-style-name="P2" draw:layer="layout" svg:width="0.472cm" svg:height="0.401cm" svg:x="15.102cm" svg:y="6.726cm" svg:viewBox="0 0 473 402" svg:d="m0 203c0-39 8-72 22-99 11-20 27-38 46-53 19-16 40-28 63-36 30-10 65-15 105-15 71 0 129 18 172 53 44 36 65 85 65 149 0 63-21 111-64 147s-100 53-172 53-130-17-172-53c-44-35-65-83-65-146m102-2c0 44 12 78 38 100 25 23 57 35 97 35s71-12 96-35 38-56 38-101c0-44-12-78-36-100-25-22-58-33-98-33s-73 11-98 34c-25 21-37 55-37 100">
              <text:p/>
            </draw:path>
            <draw:path draw:style-name="gr29" draw:text-style-name="P2" draw:layer="layout" svg:width="0.407cm" svg:height="0.388cm" svg:x="15.651cm" svg:y="6.733cm" svg:viewBox="0 0 408 389" svg:d="m0 0h195c39 0 67 2 86 4s36 7 51 16 28 19 38 32 14 29 14 46c0 18-6 35-18 50s-29 27-50 34c29 7 53 19 68 36 17 17 24 36 24 58 0 18-5 35-16 52-9 17-23 30-41 40s-40 16-66 18c-16 2-57 3-119 3h-166m99-324v90h64c38 0 62-1 72-2 16-1 29-6 39-13s14-19 14-31-3-22-12-29-20-12-37-14c-10-1-38-1-84-1m-56 154v104h91c35 0 57 0 67-2 15-1 27-8 36-15s14-20 14-33c0-12-3-22-11-30s-17-14-31-18-42-6-87-6">
              <text:p/>
            </draw:path>
            <draw:polyline draw:style-name="gr30" draw:text-style-name="P2" draw:layer="layout" svg:width="0.342cm" svg:height="0.385cm" svg:x="16.146cm" svg:y="6.736cm" svg:viewBox="0 0 343 386" draw:points="0,386 0,0 99,0 99,320 343,320 343,386 0,386">
              <text:p/>
            </draw:polyline>
            <draw:polyline draw:style-name="gr31" draw:text-style-name="P2" draw:layer="layout" svg:width="0.37cm" svg:height="0.388cm" svg:x="16.56cm" svg:y="6.733cm" svg:viewBox="0 0 371 389" draw:points="0,389 0,0 361,0 361,66 99,66 99,153 343,153 343,218 99,218 99,323 371,323 371,389 0,389">
              <text:p/>
            </draw:polyline>
            <draw:line draw:style-name="gr13" draw:text-style-name="P1" draw:layer="layout" svg:x1="13.782cm" svg:y1="6.799cm" svg:x2="13.782cm" svg:y2="6.898cm">
              <text:p/>
            </draw:line>
            <draw:line draw:style-name="gr13" draw:text-style-name="P1" draw:layer="layout" svg:x1="13.683cm" svg:y1="7.122cm" svg:x2="13.782cm" svg:y2="7.122cm">
              <text:p/>
            </draw:line>
            <draw:line draw:style-name="gr13" draw:text-style-name="P1" draw:layer="layout" svg:x1="13.379cm" svg:y1="6.979cm" svg:x2="13.492cm" svg:y2="6.979cm">
              <text:p/>
            </draw:line>
            <draw:line draw:style-name="gr13" draw:text-style-name="P1" draw:layer="layout" svg:x1="15.652cm" svg:y1="6.728cm" svg:x2="15.652cm" svg:y2="7.123cm">
              <text:p/>
            </draw:line>
            <draw:line draw:style-name="gr13" draw:text-style-name="P1" draw:layer="layout" svg:x1="15.751cm" svg:y1="6.797cm" svg:x2="15.807cm" svg:y2="6.797cm">
              <text:p/>
            </draw:line>
            <draw:line draw:style-name="gr13" draw:text-style-name="P1" draw:layer="layout" svg:x1="15.751cm" svg:y1="6.797cm" svg:x2="15.807cm" svg:y2="6.797cm">
              <text:p/>
            </draw:line>
            <draw:line draw:style-name="gr13" draw:text-style-name="P1" draw:layer="layout" svg:x1="15.75cm" svg:y1="6.952cm" svg:x2="15.834cm" svg:y2="6.952cm">
              <text:p/>
            </draw:line>
          </draw:g>
        </draw:g>
        <draw:polygon draw:style-name="gr1" draw:layer="layout" svg:width="5.999cm" svg:height="10cm" svg:x="18cm" svg:y="0.003cm" svg:viewBox="0 0 6000 10001" draw:points="4800,0 4800,301 3601,301 3601,0 2400,0 2400,301 1201,301 1201,0 0,0 0,1112 301,1112 301,2223 0,2223 0,3334 301,3334 301,4445 0,4445 0,5556 301,5556 301,6667 0,6667 0,7778 301,7778 301,8889 0,8889 0,10001 1201,10001 1201,9700 2400,9700 2400,10001 3601,10001 3601,9700 4800,9700 4800,10001 5701,10001 5701,8889 6000,8889 6000,7778 5701,7778 5701,6667 6000,6667 6000,5556 5701,5556 5701,4445 6000,4445 6000,3334 5701,3334 5701,2223 6000,2223 6000,1112 5701,1112 5701,0">
          <text:p/>
        </draw:polygon>
        <draw:line draw:style-name="gr2" draw:text-style-name="P1" draw:layer="layout" svg:x1="18.001cm" svg:y1="0.304cm" svg:x2="23.701cm" svg:y2="0.304cm">
          <text:p/>
        </draw:line>
        <draw:g>
          <draw:path draw:style-name="gr3" draw:layer="layout" svg:width="3.866cm" svg:height="3.943cm" svg:x="19.1cm" svg:y="2.403cm" svg:viewBox="0 0 3867 3944" svg:d="m1914 0c-945 0-1733 642-1914 1495h787c162-441 601-756 1117-756 653 0 1182 506 1182 1130s-529 1131-1182 1131c-517 0-956-317-1118-758h-67-718c0 0 0 138 0 936s718 766 718 766v-601c330 245 745 391 1195 391 1079 0 1953-836 1953-1867s-874-1867-1953-1867z">
            <text:p/>
          </draw:path>
          <draw:g>
            <draw:path draw:style-name="gr32" draw:text-style-name="P2" draw:layer="layout" svg:width="0.455cm" svg:height="0.401cm" svg:x="19.136cm" svg:y="6.727cm" svg:viewBox="0 0 456 402" svg:d="m244 253v-66h212v155c-20 16-51 30-89 42-40 12-79 18-120 18-50 0-95-8-133-25s-66-41-85-73-29-67-29-104c0-41 11-76 32-108 21-31 52-56 93-73 32-13 71-19 117-19 61 0 108 10 142 30s56 49 65 85l-97 14c-7-19-20-34-39-45-18-11-43-17-71-17-43 0-77 11-103 32-25 22-37 55-37 98 0 46 12 81 38 104 25 22 60 35 101 35 21 0 41-4 62-10s39-15 54-24v-49">
              <text:p/>
            </draw:path>
            <draw:polyline draw:style-name="gr33" draw:text-style-name="P2" draw:layer="layout" svg:width="0.437cm" svg:height="0.388cm" svg:x="19.682cm" svg:y="6.734cm" svg:viewBox="0 0 438 389" draw:points="0,389 0,0 207,0 244,1 275,3 288,5 301,6 311,8 321,11 329,14 338,17 345,20 353,25 360,30 366,35 372,41 377,48 383,55 387,61 390,69 393,77 395,84 398,93 399,101 399,109 398,120 398,125 397,130 395,135 394,140 392,144 391,149 389,153 386,158 383,162 380,166 377,170 374,174 367,181 363,185 358,188 348,194 338,200 326,205 313,209 301,213 285,216 270,218 285,225 292,229 299,233 305,237 311,241 317,246 323,250 328,255 334,260 347,275 362,292 379,313 438,389 321,389 250,304 217,268 206,255 201,250 197,247 194,244 191,242 187,240 183,238 179,235 176,234 172,232 168,232 164,230 159,229 154,228 148,228 134,227 118,227 99,227 99,389">
              <text:p/>
            </draw:polyline>
            <draw:polyline draw:style-name="gr34" draw:text-style-name="P2" draw:layer="layout" svg:width="0.198cm" svg:height="0.098cm" svg:x="19.781cm" svg:y="6.799cm" svg:viewBox="0 0 199 99" draw:points="0,99 73,99 105,99 131,98 149,96 156,95 161,94 165,93 169,91 173,90 177,87 181,86 184,83 187,80 189,77 191,74 193,71 195,68 197,65 197,61 198,57 199,53 199,49 199,44 198,39 197,37 197,35 197,33 196,31 194,29 194,27 193,25 191,24 190,21 189,20 187,18 185,17 182,14 178,11 175,9 170,7 165,5 160,4 155,2 149,2 140,1 124,1 77,0 0,0">
              <text:p/>
            </draw:polyline>
            <draw:polyline draw:style-name="gr35" draw:text-style-name="P2" draw:layer="layout" svg:width="0.37cm" svg:height="0.388cm" svg:x="20.174cm" svg:y="6.734cm" svg:viewBox="0 0 371 389" draw:points="0,389 0,0 361,0 361,66 99,66 99,153 343,153 343,218 99,218 99,323 371,323 371,389 0,389">
              <text:p/>
            </draw:polyline>
            <draw:polyline draw:style-name="gr36" draw:text-style-name="P2" draw:layer="layout" svg:width="0.386cm" svg:height="0.388cm" svg:x="20.63cm" svg:y="6.734cm" svg:viewBox="0 0 387 389" draw:points="0,389 0,0 96,0 295,260 295,0 387,0 387,389 288,389 91,135 91,389 0,389">
              <text:p/>
            </draw:polyline>
            <draw:path draw:style-name="gr37" draw:text-style-name="P2" draw:layer="layout" svg:width="0.472cm" svg:height="0.401cm" svg:x="21.102cm" svg:y="6.727cm" svg:viewBox="0 0 473 402" svg:d="m0 203c0-39 8-72 22-99 11-20 27-38 46-53 19-16 40-28 63-36 30-10 65-15 105-15 71 0 129 18 172 53 44 36 65 85 65 149 0 63-21 111-64 147s-100 53-172 53-130-17-172-53c-44-35-65-83-65-146m102-2c0 44 12 78 38 100 25 23 57 35 97 35s71-12 96-35 38-56 38-101c0-44-12-78-36-100-25-22-58-33-98-33s-73 11-98 34c-25 21-37 55-37 100">
              <text:p/>
            </draw:path>
            <draw:path draw:style-name="gr38" draw:text-style-name="P2" draw:layer="layout" svg:width="0.407cm" svg:height="0.388cm" svg:x="21.651cm" svg:y="6.734cm" svg:viewBox="0 0 408 389" svg:d="m0 0h195c39 0 67 2 86 4s36 7 51 16 28 19 38 32 14 29 14 46c0 18-6 35-18 50s-29 27-50 34c29 7 53 19 68 36 17 17 24 36 24 58 0 18-5 35-16 52-9 17-23 30-41 40s-40 16-66 18c-16 2-57 3-119 3h-166m99-324v90h64c38 0 62-1 72-2 16-1 29-6 39-13s14-19 14-31-3-22-12-29-20-12-37-14c-10-1-38-1-84-1m-56 154v104h91c35 0 57 0 67-2 15-1 27-8 36-15s14-20 14-33c0-12-3-22-11-30s-17-14-31-18-42-6-87-6">
              <text:p/>
            </draw:path>
            <draw:polyline draw:style-name="gr39" draw:text-style-name="P2" draw:layer="layout" svg:width="0.342cm" svg:height="0.385cm" svg:x="22.146cm" svg:y="6.737cm" svg:viewBox="0 0 343 386" draw:points="0,386 0,0 99,0 99,320 343,320 343,386 0,386">
              <text:p/>
            </draw:polyline>
            <draw:polyline draw:style-name="gr40" draw:text-style-name="P2" draw:layer="layout" svg:width="0.37cm" svg:height="0.388cm" svg:x="22.56cm" svg:y="6.734cm" svg:viewBox="0 0 371 389" draw:points="0,389 0,0 361,0 361,66 99,66 99,153 343,153 343,218 99,218 99,323 371,323 371,389 0,389">
              <text:p/>
            </draw:polyline>
            <draw:line draw:style-name="gr13" draw:text-style-name="P1" draw:layer="layout" svg:x1="19.782cm" svg:y1="6.8cm" svg:x2="19.782cm" svg:y2="6.899cm">
              <text:p/>
            </draw:line>
            <draw:line draw:style-name="gr13" draw:text-style-name="P1" draw:layer="layout" svg:x1="19.683cm" svg:y1="7.123cm" svg:x2="19.782cm" svg:y2="7.123cm">
              <text:p/>
            </draw:line>
            <draw:line draw:style-name="gr13" draw:text-style-name="P1" draw:layer="layout" svg:x1="19.379cm" svg:y1="6.98cm" svg:x2="19.492cm" svg:y2="6.98cm">
              <text:p/>
            </draw:line>
            <draw:line draw:style-name="gr13" draw:text-style-name="P1" draw:layer="layout" svg:x1="21.652cm" svg:y1="6.729cm" svg:x2="21.652cm" svg:y2="7.124cm">
              <text:p/>
            </draw:line>
            <draw:line draw:style-name="gr13" draw:text-style-name="P1" draw:layer="layout" svg:x1="21.751cm" svg:y1="6.798cm" svg:x2="21.807cm" svg:y2="6.798cm">
              <text:p/>
            </draw:line>
            <draw:line draw:style-name="gr13" draw:text-style-name="P1" draw:layer="layout" svg:x1="21.751cm" svg:y1="6.798cm" svg:x2="21.807cm" svg:y2="6.798cm">
              <text:p/>
            </draw:line>
            <draw:line draw:style-name="gr13" draw:text-style-name="P1" draw:layer="layout" svg:x1="21.75cm" svg:y1="6.953cm" svg:x2="21.834cm" svg:y2="6.953cm">
              <text:p/>
            </draw:line>
          </draw:g>
        </draw:g>
        <draw:g>
          <draw:path draw:style-name="gr41" draw:layer="layout" svg:width="3.109cm" svg:height="3.17cm" svg:x="7.501cm" svg:y="11.101cm" svg:viewBox="0 0 3110 3171" svg:d="m1539 0c-760 0-1394 516-1539 1202h633c130-354 483-608 898-608 525 0 951 407 951 909s-426 909-951 909c-416 0-769-254-899-610h-54-577c0 0 0 111 0 754s577 615 577 615v-483c265 197 599 314 961 314 868 0 1571-672 1571-1501s-703-1501-1571-1501z">
            <text:p/>
          </draw:path>
          <draw:g>
            <draw:path draw:style-name="gr42" draw:text-style-name="P2" draw:layer="layout" svg:width="0.366cm" svg:height="0.322cm" svg:x="7.53cm" svg:y="14.578cm" svg:viewBox="0 0 367 323" svg:d="m196 203v-53h171v125c-17 13-41 24-72 34-32 10-64 14-96 14-41 0-77-6-107-20-31-14-54-33-69-59s-23-54-23-83c0-33 9-62 26-87s42-45 75-59c25-10 56-15 94-15 49 0 86 8 114 24s45 39 52 68l-78 12c-5-16-16-28-32-36-14-9-34-14-56-14-35 0-63 9-83 26-20 18-30 44-30 78 0 37 10 65 31 84 20 18 48 28 81 28 17 0 33-3 50-8s31-12 43-19v-40">
              <text:p/>
            </draw:path>
            <draw:polyline draw:style-name="gr43" draw:text-style-name="P2" draw:layer="layout" svg:width="0.351cm" svg:height="0.312cm" svg:x="7.969cm" svg:y="14.583cm" svg:viewBox="0 0 352 313" draw:points="0,313 0,0 167,0 196,1 221,2 232,4 242,5 250,7 258,9 265,11 272,13 278,16 284,20 289,24 294,28 299,33 303,38 308,44 311,49 314,56 316,62 318,68 320,74 320,81 320,88 320,96 320,101 319,104 318,109 317,112 316,116 314,120 312,123 311,127 308,131 306,134 303,137 301,140 295,146 292,149 288,151 280,156 272,161 262,165 252,168 242,171 229,173 217,175 229,181 235,184 240,187 245,190 250,194 255,198 259,201 264,205 269,209 279,221 291,235 305,252 352,313 258,313 201,245 175,215 165,205 162,201 159,199 156,197 153,195 150,193 147,191 144,189 142,188 139,187 135,186 132,185 128,184 124,184 119,183 108,182 95,182 79,182 79,313">
              <text:p/>
            </draw:polyline>
            <draw:polyline draw:style-name="gr44" draw:text-style-name="P2" draw:layer="layout" svg:width="0.159cm" svg:height="0.078cm" svg:x="8.048cm" svg:y="14.636cm" svg:viewBox="0 0 160 79" draw:points="0,79 59,79 84,79 105,79 120,78 125,76 129,76 133,74 136,73 139,72 142,70 145,69 148,67 150,65 152,62 154,60 155,57 157,55 158,52 159,49 159,46 160,43 160,39 160,35 159,31 159,30 158,28 158,26 157,25 156,23 156,21 155,20 154,19 153,17 152,16 151,15 149,13 146,11 143,9 140,7 137,5 132,4 129,3 125,2 120,1 112,1 100,1 62,0 0,0">
              <text:p/>
            </draw:polyline>
            <draw:polyline draw:style-name="gr45" draw:text-style-name="P2" draw:layer="layout" svg:width="0.297cm" svg:height="0.312cm" svg:x="8.365cm" svg:y="14.583cm" svg:viewBox="0 0 298 313" draw:points="0,313 0,0 291,0 291,53 79,53 79,123 276,123 276,175 79,175 79,260 298,260 298,313 0,313">
              <text:p/>
            </draw:polyline>
            <draw:polyline draw:style-name="gr46" draw:text-style-name="P2" draw:layer="layout" svg:width="0.31cm" svg:height="0.312cm" svg:x="8.731cm" svg:y="14.583cm" svg:viewBox="0 0 311 313" draw:points="0,313 0,0 77,0 237,209 237,0 311,0 311,313 231,313 73,109 73,313 0,313">
              <text:p/>
            </draw:polyline>
            <draw:path draw:style-name="gr47" draw:text-style-name="P2" draw:layer="layout" svg:width="0.379cm" svg:height="0.322cm" svg:x="9.11cm" svg:y="14.578cm" svg:viewBox="0 0 380 323" svg:d="m0 164c0-32 6-59 18-80 9-16 21-31 36-43 16-13 33-23 51-29 24-8 52-12 85-12 57 0 104 15 138 43 35 28 52 68 52 119s-17 90-51 119-81 42-139 42-104-14-138-42c-35-28-52-67-52-117m82-2c0 35 10 62 30 80 20 19 47 28 78 28s58-9 78-28 30-45 30-81-9-63-29-80c-20-18-46-27-79-27s-58 9-78 27c-20 17-30 45-30 81">
              <text:p/>
            </draw:path>
            <draw:path draw:style-name="gr48" draw:text-style-name="P2" draw:layer="layout" svg:width="0.327cm" svg:height="0.312cm" svg:x="9.552cm" svg:y="14.583cm" svg:viewBox="0 0 328 313" svg:d="m0 0h157c31 0 54 1 69 3s29 6 41 13 22 15 30 26 12 23 12 37-5 28-15 40-23 21-40 27c24 6 43 16 55 29 13 14 19 29 19 47 0 14-4 28-12 42-8 13-19 24-34 32-14 8-32 13-53 15-13 1-45 1-95 2h-134m79-261v73h52c31 0 50-1 58-2 13-1 23-5 31-11s12-14 12-24-3-18-10-24-16-10-30-11c-8-1-30-1-67-1m-46 124v84h74c28 0 46-1 54-2 12-1 21-6 29-12s11-16 11-27c0-9-3-17-9-24s-14-11-25-14-34-5-70-5">
              <text:p/>
            </draw:path>
            <draw:polyline draw:style-name="gr49" draw:text-style-name="P2" draw:layer="layout" svg:width="0.275cm" svg:height="0.309cm" svg:x="9.95cm" svg:y="14.585cm" svg:viewBox="0 0 276 310" draw:points="0,310 0,0 79,0 79,258 276,258 276,310 0,310">
              <text:p/>
            </draw:polyline>
            <draw:polyline draw:style-name="gr50" draw:text-style-name="P2" draw:layer="layout" svg:width="0.297cm" svg:height="0.312cm" svg:x="10.283cm" svg:y="14.583cm" svg:viewBox="0 0 298 313" draw:points="0,313 0,0 291,0 291,53 79,53 79,123 276,123 276,175 79,175 79,260 298,260 298,313 0,313">
              <text:p/>
            </draw:polyline>
            <draw:line draw:style-name="gr51" draw:text-style-name="P1" draw:layer="layout" svg:x1="8.049cm" svg:y1="14.636cm" svg:x2="8.049cm" svg:y2="14.715cm">
              <text:p/>
            </draw:line>
            <draw:line draw:style-name="gr51" draw:text-style-name="P1" draw:layer="layout" svg:x1="7.97cm" svg:y1="14.896cm" svg:x2="8.049cm" svg:y2="14.896cm">
              <text:p/>
            </draw:line>
            <draw:line draw:style-name="gr51" draw:text-style-name="P1" draw:layer="layout" svg:x1="7.726cm" svg:y1="14.781cm" svg:x2="7.817cm" svg:y2="14.781cm">
              <text:p/>
            </draw:line>
            <draw:line draw:style-name="gr51" draw:text-style-name="P1" draw:layer="layout" svg:x1="9.553cm" svg:y1="14.579cm" svg:x2="9.553cm" svg:y2="14.896cm">
              <text:p/>
            </draw:line>
            <draw:line draw:style-name="gr51" draw:text-style-name="P1" draw:layer="layout" svg:x1="9.632cm" svg:y1="14.635cm" svg:x2="9.677cm" svg:y2="14.635cm">
              <text:p/>
            </draw:line>
            <draw:line draw:style-name="gr51" draw:text-style-name="P1" draw:layer="layout" svg:x1="9.632cm" svg:y1="14.635cm" svg:x2="9.677cm" svg:y2="14.635cm">
              <text:p/>
            </draw:line>
            <draw:line draw:style-name="gr51" draw:text-style-name="P1" draw:layer="layout" svg:x1="9.632cm" svg:y1="14.759cm" svg:x2="9.7cm" svg:y2="14.759cm">
              <text:p/>
            </draw:lin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999cm" fo:page-height="3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2-20T11:58:31</dc:date>
    <dc:creator>Didier Donsez</dc:creator>
    <meta:generator>LibreOffice/4.0.5.2$MacOSX_x86 LibreOffice_project/5464147a081647a250913f19c0715bca595af2f</meta:generator>
    <meta:editing-duration>P0D</meta:editing-duration>
    <meta:editing-cycles>1</meta:editing-cycles>
    <meta:document-statistic meta:object-count="104"/>
  </office:meta>
</office:document-meta>
</file>